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/>
      <style:paragraph-properties fo:margin-left="0cm" style:writing-mode="l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order="thin solid #000000" style:vertical-align="top" fo:background-color="#FFFFFF"/>
      <style:paragraph-properties fo:margin-left="0cm" style:writing-mode="lr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top" fo:wrap-option="wrap" fo:background-color="#FFFFFF"/>
      <style:paragraph-properties fo:margin-left="0cm" style:writing-mode="lr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FFFFFF"/>
      <style:paragraph-properties fo:margin-left="0cm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paragraph-properties fo:margin-left="0cm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/>
      <style:paragraph-properties fo:margin-left="0cm" style:writing-mode="lr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 style:writing-mode="lr"/>
      <style:text-properties fo:color="#666666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 style:writing-mode="lr"/>
      <style:text-properties fo:color="#666666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 style:writing-mode="lr"/>
      <style:text-properties fo:color="#666666" style:font-name="Open Sans" style:font-name-asian="Open Sans" style:font-name-complex="Open Sans"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fo:color="#666666" style:font-name="Open Sans" style:font-name-asian="Open Sans" style:font-name-complex="Open Sans"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fo:font-size="11pt" style:font-size-asian="11pt" style:font-size-complex="11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FF"/>
      <style:paragraph-properties fo:margin-left="0cm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/>
      <style:paragraph-properties fo:margin-left="0cm" style:writing-mode="lr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FFFFFF"/>
      <style:paragraph-properties fo:margin-left="0cm" style:writing-mode="lr"/>
      <style:text-properties fo:color="#666666" style:font-name="Open Sans" style:font-name-asian="Open Sans" style:font-name-complex="Open Sans" fo:font-size="11pt" style:font-size-asian="11pt" style:font-size-complex="11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00FF00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00FFFF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CFE2F3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  <style:paragraph-properties fo:margin-left="0cm" style:writing-mode="lr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T1" style:family="text" style:parent-style-name="Default">
      <style:text-properties fo:color="#666666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666666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3.6525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49.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54" table:default-cell-style-name="ce1"/>
        <table:table-column table:style-name="co10" table:number-columns-repeated="16320" table:default-cell-style-name="ce1"/>
        <table:table-row table:style-name="ro1">
          <table:table-cell table:number-columns-repeated="2" table:style-name="ce2"/>
          <table:table-cell table:number-columns-repeated="6" table:style-name="ce3"/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number-columns-spanned="2" table:number-rows-spanned="1" table:style-name="ce15">
            <text:p>Nota individual reto</text:p>
          </table:table-cell>
          <table:covered-table-cell/>
          <table:table-cell office:value-type="string" table:number-columns-spanned="5" table:number-rows-spanned="1" table:style-name="ce16">
            <text:p><text:span text:style-name="T2">IMPORTANTE</text:span>: Es necesario aprobar tanto la parte grupal técnica como la parte individual para aprobar el reto. Si no, la nota máxima posible es 3.</text:p>
          </table:table-cell>
          <table:covered-table-cell table:number-columns-repeated="4"/>
          <table:table-cell table:number-columns-repeated="16376" table:style-name="ce1"/>
        </table:table-row>
        <table:table-row table:style-name="ro3">
          <table:table-cell table:style-name="ce5"/>
          <table:table-cell office:value-type="string" table:number-columns-spanned="2" table:number-rows-spanned="1" table:style-name="ce17">
            <text:p>Evaluación técnica grupal (70%)</text:p>
          </table:table-cell>
          <table:covered-table-cell/>
          <table:table-cell office:value-type="string" table:number-columns-spanned="2" table:number-rows-spanned="1" table:style-name="ce18">
            <text:p>Evaluación individual (30%)</text:p>
          </table:table-cell>
          <table:covered-table-cell/>
          <table:table-cell office:value-type="string" table:number-columns-spanned="3" table:number-rows-spanned="1" table:style-name="ce19">
            <text:p>Nota Reto (100%)</text:p>
          </table:table-cell>
          <table:covered-table-cell table:number-columns-repeated="2"/>
          <table:table-cell table:number-columns-repeated="2" table:style-name="ce6"/>
          <table:table-cell table:number-columns-repeated="16374"/>
        </table:table-row>
        <table:table-row table:style-name="ro4">
          <table:table-cell table:style-name="ce7"/>
          <table:table-cell office:value-type="string" table:style-name="ce8">
            <text:p>Nota desarrollo del reto (25%)</text:p>
          </table:table-cell>
          <table:table-cell office:value-type="string" table:style-name="ce9">
            <text:p>Nota técnica del profesorado (45%)</text:p>
          </table:table-cell>
          <table:table-cell office:value-type="string" table:style-name="ce9">
            <text:p>Co-Evaluación (10%)</text:p>
          </table:table-cell>
          <table:table-cell office:value-type="string" table:style-name="ce9">
            <text:p>Evaluación profesorado (20%)</text:p>
          </table:table-cell>
          <table:table-cell table:number-columns-spanned="3" table:number-rows-spanned="1" table:style-name="ce26"/>
          <table:covered-table-cell table:number-columns-repeated="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0">
            <text:p>Nota grupal obtenida en el desarrollo del reto</text:p>
          </table:table-cell>
          <table:table-cell office:value-type="string" table:style-name="ce10">
            <text:p>Nota grupal técnica del reto.</text:p>
          </table:table-cell>
          <table:table-cell office:value-type="string" table:style-name="ce10">
            <text:p>Media de la nota de Co-evaluación de cada compañero</text:p>
          </table:table-cell>
          <table:table-cell office:value-type="string" table:style-name="ce10">
            <text:p>Evaluación profesorado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5">
          <table:table-cell office:value-type="string" table:style-name="ce11">
            <text:p>Herramientas para evaluar</text:p>
          </table:table-cell>
          <table:table-cell office:value-type="string" table:style-name="ce12">
            <text:p>Rúbrica Adjunta</text:p>
          </table:table-cell>
          <table:table-cell office:value-type="string" table:style-name="ce12">
            <text:p>Rúbrica Adjunta</text:p>
          </table:table-cell>
          <table:table-cell office:value-type="string" table:style-name="ce12">
            <text:p>Rúbrica Adjunta</text:p>
          </table:table-cell>
          <table:table-cell office:value-type="string" table:style-name="ce12">
            <text:p>Rúbrica Adjunta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 table:style-name="ce1"/>
        </table:table-row>
        <table:table-row table:style-name="ro3">
          <table:table-cell office:value-type="string" table:style-name="ce13">
            <text:p>Alumnado</text:p>
          </table:table-cell>
          <table:table-cell table:number-columns-repeated="4" table:style-name="ce1"/>
          <table:table-cell table:number-columns-spanned="3" table:number-rows-spanned="1" table:style-name="ce25"/>
          <table:covered-table-cell table:number-columns-repeated="2"/>
          <table:table-cell table:number-columns-repeated="16376" table:style-name="ce1"/>
        </table:table-row>
        <table:table-row table:style-name="ro1">
          <table:table-cell table:style-name="ce14"/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5.25" table:formula="of:=[.B9]*0.5+[.C9]*0.05+[.D9]*0.15+[.E9]*0.3" table:number-columns-spanned="3" table:number-rows-spanned="1" table:style-name="ce21">
            <text:p>5,25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repeated="5" table:style-name="ce14"/>
          <table:table-cell office:value-type="float" office:value="0" table:formula="of:=[.B10]*0.5+[.C10]*0.05+[.D10]*0.15+[.E10]*0.3" table:number-columns-spanned="3" table:number-rows-spanned="1" table:style-name="ce21">
            <text:p>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repeated="5" table:style-name="ce14"/>
          <table:table-cell office:value-type="float" office:value="0" table:formula="of:=[.B11]*0.5+[.C11]*0.05+[.D11]*0.15+[.E11]*0.3" table:number-columns-spanned="3" table:number-rows-spanned="1" table:style-name="ce21">
            <text:p>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repeated="5" table:style-name="ce14"/>
          <table:table-cell office:value-type="float" office:value="0" table:formula="of:=[.B12]*0.5+[.C12]*0.05+[.D12]*0.15+[.E12]*0.3" table:number-columns-spanned="3" table:number-rows-spanned="1" table:style-name="ce21">
            <text:p>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repeated="5" table:style-name="ce14"/>
          <table:table-cell office:value-type="float" office:value="0" table:formula="of:=[.B13]*0.5+[.C13]*0.05+[.D13]*0.15+[.E13]*0.3" table:number-columns-spanned="3" table:number-rows-spanned="1" table:style-name="ce21">
            <text:p>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repeated="5" table:style-name="ce14"/>
          <table:table-cell office:value-type="float" office:value="0" table:formula="of:=[.B14]*0.5+[.C14]*0.05+[.D14]*0.15+[.E14]*0.3" table:number-columns-spanned="3" table:number-rows-spanned="1" table:style-name="ce21">
            <text:p>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repeated="5" table:style-name="ce14"/>
          <table:table-cell office:value-type="float" office:value="0" table:formula="of:=[.B15]*0.5+[.C15]*0.05+[.D15]*0.15+[.E15]*0.3" table:number-columns-spanned="3" table:number-rows-spanned="1" table:style-name="ce21">
            <text:p>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repeated="5" table:style-name="ce14"/>
          <table:table-cell office:value-type="float" office:value="0" table:formula="of:=[.B16]*0.5+[.C16]*0.05+[.D16]*0.15+[.E16]*0.3" table:number-columns-spanned="3" table:number-rows-spanned="1" table:style-name="ce21">
            <text:p>0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repeated="5" table:style-name="ce14"/>
          <table:table-cell table:number-columns-spanned="3" table:number-rows-spanned="1" table:style-name="ce22"/>
          <table:covered-table-cell table:number-columns-repeated="2"/>
          <table:table-cell table:number-columns-repeated="16376"/>
        </table:table-row>
        <table:table-row table:style-name="ro1">
          <table:table-cell table:number-columns-repeated="5" table:style-name="ce14"/>
          <table:table-cell table:number-columns-spanned="3" table:number-rows-spanned="1" table:style-name="ce22"/>
          <table:covered-table-cell table:number-columns-repeated="2"/>
          <table:table-cell table:number-columns-repeated="16376"/>
        </table:table-row>
        <table:table-row table:style-name="ro1">
          <table:table-cell table:number-columns-repeated="5" table:style-name="ce14"/>
          <table:table-cell table:number-columns-spanned="3" table:number-rows-spanned="1" table:style-name="ce22"/>
          <table:covered-table-cell table:number-columns-repeated="2"/>
          <table:table-cell table:number-columns-repeated="16376"/>
        </table:table-row>
        <table:table-row table:style-name="ro1">
          <table:table-cell table:number-columns-repeated="5" table:style-name="ce14"/>
          <table:table-cell table:number-columns-spanned="3" table:number-rows-spanned="1" table:style-name="ce22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3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 table:style-name="ce1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style-name="ro6">
          <table: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repeated="16376"/>
        </table:table-row>
        <table:table-row table:number-rows-repeated="104849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TARREGA ANDREU, FRANCISCO JAVIER</dc:creator>
    <dc:date>2024-02-06T12:17:51Z</dc:date>
    <meta:editing-cycles>1</meta:editing-cycles>
    <meta:editing-duration>PT6S</meta:editing-duration>
  </office:meta>
</office:document-meta>
</file>